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91e9" officeooo:paragraph-rsid="001691e9"/>
    </style:style>
    <style:style style:name="P2" style:family="paragraph" style:parent-style-name="Standard">
      <style:text-properties officeooo:rsid="001691e9" officeooo:paragraph-rsid="001763b3"/>
    </style:style>
    <style:style style:name="T1" style:family="text">
      <style:text-properties officeooo:rsid="001763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</text:p>
      <text:p text:style-name="P1">Our design practice offers a full range of services including brand strategy, <text:s/>interaction and </text:p>
      <text:p text:style-name="P1">visual design and user experience testing.</text:p>
      <text:p text:style-name="P1">Throughout your project, designers create and implement visual design and workflows, solicit user </text:p>
      <text:p text:style-name="P1">feedback and work with you to make sure what gets built is what is needed .</text:p>
      <text:p text:style-name="P1"><text:s/></text:p>
      <text:p text:style-name="P1">Development </text:p>
      <text:p text:style-name="P1">All engineers are fluent in the latest enterprise, mobile and web development</text:p>
      <text:p text:style-name="P1">technologies.</text:p>
      <text:p text:style-name="P1">They collaborate with your team to write and improve code on a daily, using </text:p>
      <text:p text:style-name="P1">proven practices such as test-driven developments and pair programming.</text:p>
      <text:p text:style-name="P1"/>
      <text:p text:style-name="P1"><text:s/>Product management</text:p>
      <text:p text:style-name="P1">Planning and development is iterative. Because we are constantly coding and testing,</text:p>
      <text:p text:style-name="P2">the products we build <text:span text:style-name="T1">are always ready to go live.</text:span></text:p>
      <text:p text:style-name="P2"><text:span text:style-name="T1">This iterative process allows for changes as business requirements evolve.</text:span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22:34:44.953745250</meta:creation-date>
    <dc:date>2020-02-23T20:25:06.621084670</dc:date>
    <meta:editing-duration>PT2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21" meta:character-count="796" meta:non-whitespace-character-count="679"/>
  </office:meta>
</office:document-meta>
</file>